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fo:break-before="page"/>
      <style:text-properties fo:font-size="21pt" officeooo:rsid="00103c4c" officeooo:paragraph-rsid="00103c4c" style:font-size-asian="18.3500003814697pt" style:font-size-complex="21pt"/>
    </style:style>
    <style:style style:name="P2" style:family="paragraph" style:parent-style-name="Standard">
      <style:paragraph-properties fo:text-align="center" style:justify-single-word="false"/>
      <style:text-properties fo:font-size="21pt" officeooo:rsid="00103c4c" officeooo:paragraph-rsid="00103c4c" style:font-size-asian="18.3500003814697pt" style:font-size-complex="21pt"/>
    </style:style>
    <style:style style:name="P3" style:family="paragraph" style:parent-style-name="Standard">
      <style:paragraph-properties fo:text-align="center" style:justify-single-word="false"/>
      <style:text-properties fo:font-size="28pt" officeooo:rsid="00103c4c" officeooo:paragraph-rsid="00103c4c" style:font-size-asian="28pt" style:font-size-complex="28pt"/>
    </style:style>
    <style:style style:name="P4" style:family="paragraph" style:parent-style-name="Standard">
      <style:paragraph-properties fo:margin-left="0.2598in" fo:margin-right="0.25in" fo:text-align="center" style:justify-single-word="false"/>
      <style:text-properties fo:font-size="28pt" officeooo:rsid="00103c4c" officeooo:paragraph-rsid="00103c4c" style:font-size-asian="28pt" style:font-size-complex="28pt"/>
    </style:style>
    <style:style style:name="P5" style:family="paragraph" style:parent-style-name="Standard">
      <style:paragraph-properties fo:margin-left="0.2598in" fo:margin-right="0.25in" fo:text-align="center" style:justify-single-word="false" fo:break-before="page"/>
      <style:text-properties fo:font-size="28pt" officeooo:rsid="00103c4c" officeooo:paragraph-rsid="00103c4c" style:font-size-asian="28pt" style:font-size-complex="28pt"/>
    </style:style>
    <style:style style:name="P6" style:family="paragraph" style:parent-style-name="Standard">
      <style:paragraph-properties fo:margin-left="0.2598in" fo:margin-right="0.25in" fo:text-align="start" style:justify-single-word="false"/>
      <style:text-properties fo:font-size="28pt" officeooo:rsid="00103c4c" officeooo:paragraph-rsid="00103c4c" style:font-size-asian="28pt" style:font-size-complex="28pt"/>
    </style:style>
    <style:style style:name="P7" style:family="paragraph" style:parent-style-name="Standard">
      <style:paragraph-properties fo:margin-left="0.2598in" fo:margin-right="0.25in" fo:text-align="start" style:justify-single-word="false"/>
      <style:text-properties fo:font-size="28pt" officeooo:rsid="00103c4c" officeooo:paragraph-rsid="0017a2fc" style:font-size-asian="28pt" style:font-size-complex="28pt"/>
    </style:style>
    <style:style style:name="P8" style:family="paragraph" style:parent-style-name="Standard">
      <style:paragraph-properties fo:margin-left="0.2598in" fo:margin-right="0.25in" fo:text-align="start" style:justify-single-word="false"/>
      <style:text-properties fo:font-size="18pt" officeooo:rsid="00103c4c" officeooo:paragraph-rsid="00103c4c" style:font-size-asian="15.75pt" style:font-size-complex="18pt"/>
    </style:style>
    <style:style style:name="P9" style:family="paragraph" style:parent-style-name="Standard">
      <style:paragraph-properties fo:margin-left="0.2598in" fo:margin-right="0.25in" fo:text-align="start" style:justify-single-word="false" fo:break-before="page"/>
      <style:text-properties fo:font-size="18pt" officeooo:rsid="00103c4c" officeooo:paragraph-rsid="00103c4c" style:font-size-asian="15.75pt" style:font-size-complex="18pt"/>
    </style:style>
    <style:style style:name="P10" style:family="paragraph" style:parent-style-name="Heading_20_4">
      <style:paragraph-properties fo:margin-left="0.25in" fo:margin-right="0.25in"/>
    </style:style>
    <style:style style:name="P11" style:family="paragraph" style:parent-style-name="Heading_20_4">
      <style:paragraph-properties fo:margin-left="0.25in" fo:margin-right="0.25in"/>
      <style:text-properties fo:font-size="15pt" style:font-size-asian="15pt" style:font-size-complex="15pt"/>
    </style:style>
    <style:style style:name="P12" style:family="paragraph" style:parent-style-name="Heading_20_4">
      <style:paragraph-properties fo:margin-left="0.25in" fo:margin-right="0.25in" fo:keep-with-next="always"/>
      <style:text-properties fo:font-size="15pt" style:font-size-asian="15pt" style:font-size-complex="15pt"/>
    </style:style>
    <style:style style:name="P13" style:family="paragraph" style:parent-style-name="Text_20_body">
      <style:paragraph-properties fo:margin-left="0.25in" fo:margin-right="0.25in"/>
      <style:text-properties fo:font-size="15pt" style:font-size-asian="15pt" style:font-size-complex="15pt"/>
    </style:style>
    <style:style style:name="P14" style:family="paragraph" style:parent-style-name="Heading_20_4">
      <style:paragraph-properties fo:margin-left="0.25in" fo:margin-right="0.25in" fo:text-indent="0in" style:auto-text-indent="true"/>
    </style:style>
    <style:style style:name="P15" style:family="paragraph" style:parent-style-name="Heading_20_4">
      <style:paragraph-properties fo:margin-left="0.25in" fo:margin-right="0.25in" fo:text-indent="0in" style:auto-text-indent="true"/>
      <style:text-properties officeooo:paragraph-rsid="00182215"/>
    </style:style>
    <style:style style:name="P16" style:family="paragraph" style:parent-style-name="Text_20_body">
      <style:paragraph-properties fo:margin-left="0.25in" fo:margin-right="0.25in" fo:text-indent="0in" style:auto-text-indent="true"/>
      <style:text-properties officeooo:paragraph-rsid="00182215"/>
    </style:style>
    <style:style style:name="P17" style:family="paragraph" style:parent-style-name="Standard">
      <style:paragraph-properties fo:margin-left="0.2598in" fo:margin-right="0.25in" fo:text-align="start" style:justify-single-word="false"/>
      <style:text-properties officeooo:paragraph-rsid="00103c4c"/>
    </style:style>
    <style:style style:name="P18" style:family="paragraph" style:parent-style-name="Standard">
      <style:paragraph-properties fo:margin-left="0.25in" fo:margin-right="0.25in"/>
      <style:text-properties officeooo:paragraph-rsid="001d8ab8"/>
    </style:style>
    <style:style style:name="P19" style:family="paragraph" style:parent-style-name="Standard" style:list-style-name="L15">
      <style:text-properties officeooo:paragraph-rsid="001d8ab8"/>
    </style:style>
    <style:style style:name="P20" style:family="paragraph" style:parent-style-name="Standard">
      <style:paragraph-properties fo:margin-left="0.25in" fo:margin-right="0.25in"/>
      <style:text-properties officeooo:paragraph-rsid="001dfc37"/>
    </style:style>
    <style:style style:name="P21" style:family="paragraph" style:parent-style-name="Standard">
      <style:text-properties officeooo:paragraph-rsid="001dfc37"/>
    </style:style>
    <style:style style:name="P22" style:family="paragraph" style:parent-style-name="Standard" style:list-style-name="L16">
      <style:text-properties officeooo:paragraph-rsid="001dfc37"/>
    </style:style>
    <style:style style:name="P23" style:family="paragraph" style:parent-style-name="Standard" style:list-style-name="L17">
      <style:text-properties officeooo:paragraph-rsid="001dfc37"/>
    </style:style>
    <style:style style:name="P24" style:family="paragraph" style:parent-style-name="Standard">
      <style:paragraph-properties fo:margin-left="0.25in" fo:margin-right="0.25in"/>
      <style:text-properties officeooo:paragraph-rsid="001fa310"/>
    </style:style>
    <style:style style:name="P25" style:family="paragraph" style:parent-style-name="Standard" style:list-style-name="L18">
      <style:text-properties officeooo:paragraph-rsid="001fa310"/>
    </style:style>
    <style:style style:name="P26" style:family="paragraph" style:parent-style-name="Text_20_body" style:list-style-name="L1">
      <style:paragraph-properties fo:margin-top="0in" fo:margin-bottom="0in" style:contextual-spacing="false"/>
    </style:style>
    <style:style style:name="P27" style:family="paragraph" style:parent-style-name="Text_20_body" style:list-style-name="L1">
      <style:text-properties officeooo:paragraph-rsid="00182215"/>
    </style:style>
    <style:style style:name="P28" style:family="paragraph" style:parent-style-name="Text_20_body" style:list-style-name="L2">
      <style:paragraph-properties fo:margin-left="0.25in" fo:margin-right="0.25in" fo:margin-top="0in" fo:margin-bottom="0in" style:contextual-spacing="false" fo:text-indent="0in" style:auto-text-indent="true"/>
    </style:style>
    <style:style style:name="P29" style:family="paragraph" style:parent-style-name="Text_20_body" style:list-style-name="L2">
      <style:paragraph-properties fo:margin-left="0.25in" fo:margin-right="0.25in" fo:text-indent="0in" style:auto-text-indent="true"/>
      <style:text-properties officeooo:paragraph-rsid="00182215"/>
    </style:style>
    <style:style style:name="P30" style:family="paragraph" style:parent-style-name="Text_20_body" style:list-style-name="L3">
      <style:paragraph-properties fo:margin-left="0.25in" fo:margin-right="0.25in" fo:margin-top="0in" fo:margin-bottom="0in" style:contextual-spacing="false" fo:text-indent="0in" style:auto-text-indent="true"/>
    </style:style>
    <style:style style:name="P31" style:family="paragraph" style:parent-style-name="Text_20_body" style:list-style-name="L3">
      <style:paragraph-properties fo:margin-left="0.25in" fo:margin-right="0.25in" fo:text-indent="0in" style:auto-text-indent="true"/>
      <style:text-properties officeooo:paragraph-rsid="00182215"/>
    </style:style>
    <style:style style:name="P32" style:family="paragraph" style:parent-style-name="Text_20_body" style:list-style-name="L4">
      <style:paragraph-properties fo:margin-left="0.25in" fo:margin-right="0.25in" fo:margin-top="0in" fo:margin-bottom="0in" style:contextual-spacing="false" fo:text-indent="0in" style:auto-text-indent="true"/>
    </style:style>
    <style:style style:name="P33" style:family="paragraph" style:parent-style-name="Text_20_body" style:list-style-name="L4">
      <style:paragraph-properties fo:margin-left="0.25in" fo:margin-right="0.25in" fo:text-indent="0in" style:auto-text-indent="true"/>
      <style:text-properties officeooo:paragraph-rsid="00182215"/>
    </style:style>
    <style:style style:name="P34" style:family="paragraph" style:parent-style-name="Text_20_body" style:list-style-name="L5">
      <style:paragraph-properties fo:margin-left="0.25in" fo:margin-right="0.25in" fo:margin-top="0in" fo:margin-bottom="0in" style:contextual-spacing="false" fo:text-indent="0in" style:auto-text-indent="true"/>
    </style:style>
    <style:style style:name="P35" style:family="paragraph" style:parent-style-name="Text_20_body" style:list-style-name="L5">
      <style:paragraph-properties fo:margin-left="0.25in" fo:margin-right="0.25in" fo:text-indent="0in" style:auto-text-indent="true"/>
    </style:style>
    <style:style style:name="P36" style:family="paragraph" style:parent-style-name="Text_20_body" style:list-style-name="L6">
      <style:paragraph-properties fo:margin-left="0.25in" fo:margin-right="0.25in" fo:margin-top="0in" fo:margin-bottom="0in" style:contextual-spacing="false" fo:text-indent="0in" style:auto-text-indent="true"/>
    </style:style>
    <style:style style:name="P37" style:family="paragraph" style:parent-style-name="Text_20_body" style:list-style-name="L6">
      <style:paragraph-properties fo:margin-left="0.25in" fo:margin-right="0.25in" fo:text-indent="0in" style:auto-text-indent="true"/>
    </style:style>
    <style:style style:name="P38" style:family="paragraph" style:parent-style-name="Text_20_body" style:list-style-name="L7">
      <style:paragraph-properties fo:margin-left="0.25in" fo:margin-right="0.25in" fo:margin-top="0in" fo:margin-bottom="0in" style:contextual-spacing="false" fo:text-indent="0in" style:auto-text-indent="true"/>
    </style:style>
    <style:style style:name="P39" style:family="paragraph" style:parent-style-name="Text_20_body" style:list-style-name="L7">
      <style:paragraph-properties fo:margin-left="0.25in" fo:margin-right="0.25in" fo:text-indent="0in" style:auto-text-indent="true"/>
      <style:text-properties officeooo:paragraph-rsid="00182215"/>
    </style:style>
    <style:style style:name="P40" style:family="paragraph" style:parent-style-name="Text_20_body" style:list-style-name="L8">
      <style:paragraph-properties fo:margin-left="0.25in" fo:margin-right="0.25in" fo:margin-top="0in" fo:margin-bottom="0in" style:contextual-spacing="false" fo:text-indent="0in" style:auto-text-indent="true"/>
    </style:style>
    <style:style style:name="P41" style:family="paragraph" style:parent-style-name="Text_20_body" style:list-style-name="L8">
      <style:paragraph-properties fo:margin-left="0.25in" fo:margin-right="0.25in" fo:text-indent="0in" style:auto-text-indent="true"/>
    </style:style>
    <style:style style:name="P42" style:family="paragraph" style:parent-style-name="Text_20_body" style:list-style-name="L9">
      <style:paragraph-properties fo:margin-left="0.25in" fo:margin-right="0.25in" fo:margin-top="0in" fo:margin-bottom="0in" style:contextual-spacing="false" fo:text-indent="0in" style:auto-text-indent="true"/>
    </style:style>
    <style:style style:name="P43" style:family="paragraph" style:parent-style-name="Text_20_body" style:list-style-name="L9">
      <style:paragraph-properties fo:margin-left="0.25in" fo:margin-right="0.25in" fo:text-indent="0in" style:auto-text-indent="true"/>
    </style:style>
    <style:style style:name="P44" style:family="paragraph" style:parent-style-name="Text_20_body" style:list-style-name="L10">
      <style:text-properties officeooo:paragraph-rsid="00182b66"/>
    </style:style>
    <style:style style:name="P45" style:family="paragraph" style:parent-style-name="Text_20_body" style:list-style-name="L11">
      <style:paragraph-properties fo:margin-left="0.25in" fo:margin-right="0.25in"/>
      <style:text-properties officeooo:paragraph-rsid="001a4749"/>
    </style:style>
    <style:style style:name="P46" style:family="paragraph" style:parent-style-name="Text_20_body" style:list-style-name="L11">
      <style:paragraph-properties fo:margin-left="0.25in" fo:margin-right="0.25in"/>
    </style:style>
    <style:style style:name="P47" style:family="paragraph" style:parent-style-name="Text_20_body" style:list-style-name="L11">
      <style:paragraph-properties fo:margin-left="0.25in" fo:margin-right="0.25in"/>
      <style:text-properties fo:font-size="15pt" officeooo:rsid="001a4749" officeooo:paragraph-rsid="001a4749" style:font-size-asian="15pt" style:font-size-complex="15pt"/>
    </style:style>
    <style:style style:name="P48" style:family="paragraph" style:parent-style-name="Text_20_body" style:list-style-name="L13">
      <style:paragraph-properties fo:margin-left="0.25in" fo:margin-right="0.25in"/>
      <style:text-properties fo:font-size="15pt" officeooo:rsid="001a4749" officeooo:paragraph-rsid="001a4749" style:font-size-asian="15pt" style:font-size-complex="15pt"/>
    </style:style>
    <style:style style:name="P49" style:family="paragraph" style:parent-style-name="Text_20_body" style:list-style-name="L11">
      <style:paragraph-properties fo:margin-left="0.25in" fo:margin-right="0.25in"/>
      <style:text-properties fo:font-size="15pt" style:font-size-asian="15pt" style:font-size-complex="15pt"/>
    </style:style>
    <style:style style:name="P50" style:family="paragraph" style:parent-style-name="Text_20_body" style:list-style-name="L12">
      <style:paragraph-properties fo:margin-left="0.25in" fo:margin-right="0.25in"/>
      <style:text-properties fo:font-size="15pt" style:font-size-asian="15pt" style:font-size-complex="15pt"/>
    </style:style>
    <style:style style:name="P51" style:family="paragraph" style:parent-style-name="Text_20_body" style:list-style-name="L13">
      <style:paragraph-properties fo:margin-left="0.25in" fo:margin-right="0.25in"/>
      <style:text-properties fo:font-size="15pt" style:font-size-asian="15pt" style:font-size-complex="15pt"/>
    </style:style>
    <style:style style:name="P52" style:family="paragraph" style:parent-style-name="Text_20_body" style:list-style-name="L14">
      <style:paragraph-properties fo:margin-left="0.25in" fo:margin-right="0.25in"/>
      <style:text-properties fo:font-size="15pt" style:font-size-asian="15pt" style:font-size-complex="15pt"/>
    </style:style>
    <style:style style:name="P53" style:family="paragraph" style:parent-style-name="Text_20_body" style:list-style-name="L12">
      <style:paragraph-properties fo:margin-left="0.25in" fo:margin-right="0.25in"/>
    </style:style>
    <style:style style:name="P54" style:family="paragraph" style:parent-style-name="Text_20_body" style:list-style-name="L13">
      <style:paragraph-properties fo:margin-left="0.25in" fo:margin-right="0.25in"/>
    </style:style>
    <style:style style:name="P55" style:family="paragraph" style:parent-style-name="Text_20_body" style:list-style-name="L14">
      <style:paragraph-properties fo:margin-left="0.25in" fo:margin-right="0.25in"/>
    </style:style>
    <style:style style:name="T1" style:family="text">
      <style:text-properties fo:font-weight="bold" style:font-weight-asian="bold" style:font-weight-complex="bold"/>
    </style:style>
    <style:style style:name="T2" style:family="text">
      <style:text-properties fo:font-weight="bold" officeooo:rsid="00158dcd" style:font-size-asian="24.5pt"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4e476" style:font-weight-asian="normal" style:font-weight-complex="normal"/>
    </style:style>
    <style:style style:name="T5" style:family="text">
      <style:text-properties fo:font-size="18pt" style:font-size-asian="15.75pt" style:font-size-complex="18pt"/>
    </style:style>
    <style:style style:name="T6" style:family="text">
      <style:text-properties fo:font-size="18pt" officeooo:rsid="0014e476" style:font-size-asian="15.75pt" style:font-size-complex="18pt"/>
    </style:style>
    <style:style style:name="T7" style:family="text">
      <style:text-properties fo:font-size="18pt" officeooo:rsid="00103c4c" style:font-size-asian="15.75pt" style:font-size-complex="18pt"/>
    </style:style>
    <style:style style:name="T8" style:family="text">
      <style:text-properties fo:font-size="18pt" officeooo:rsid="0017a2fc" style:font-size-asian="15.75pt" style:font-size-complex="18pt"/>
    </style:style>
    <style:style style:name="T9" style:family="text">
      <style:text-properties fo:font-size="18pt" fo:font-weight="bold" style:font-size-asian="15.75pt" style:font-weight-asian="bold" style:font-size-complex="18pt" style:font-weight-complex="bold"/>
    </style:style>
    <style:style style:name="T10" style:family="text">
      <style:text-properties fo:font-size="18pt" fo:font-weight="bold" officeooo:rsid="0014e476" style:font-size-asian="15.75pt" style:font-weight-asian="bold" style:font-size-complex="18pt" style:font-weight-complex="bold"/>
    </style:style>
    <style:style style:name="T11" style:family="text">
      <style:text-properties fo:font-size="28pt" fo:font-weight="bold" officeooo:rsid="00103c4c" style:font-size-asian="28pt" style:font-weight-asian="bold" style:font-size-complex="28pt" style:font-weight-complex="bold"/>
    </style:style>
    <style:style style:name="T12" style:family="text">
      <style:text-properties fo:font-size="15pt" style:font-size-asian="15pt" style:font-size-complex="15pt"/>
    </style:style>
    <style:style style:name="T13" style:family="text">
      <style:text-properties fo:font-size="15pt" officeooo:rsid="0017a2fc" style:font-size-asian="15pt" style:font-size-complex="15pt"/>
    </style:style>
    <style:style style:name="T14" style:family="text">
      <style:text-properties fo:font-size="15pt" officeooo:rsid="001d8ab8" style:font-size-asian="15pt" style:font-size-complex="15pt"/>
    </style:style>
    <style:style style:name="T15" style:family="text">
      <style:text-properties fo:font-size="15pt" fo:font-weight="bold" style:font-size-asian="15pt" style:font-weight-asian="bold" style:font-size-complex="15pt" style:font-weight-complex="bold"/>
    </style:style>
    <style:style style:name="T16" style:family="text">
      <style:text-properties fo:font-size="15pt" fo:font-weight="bold" officeooo:rsid="001a4749" style:font-size-asian="15pt" style:font-weight-asian="bold" style:font-size-complex="15pt" style:font-weight-complex="bold"/>
    </style:style>
    <style:style style:name="T17" style:family="text">
      <style:text-properties fo:font-size="15pt" fo:font-weight="bold" officeooo:rsid="001d8ab8" style:font-size-asian="15pt" style:font-weight-asian="bold" style:font-size-complex="15pt" style:font-weight-complex="bold"/>
    </style:style>
    <style:style style:name="T18" style:family="text">
      <style:text-properties style:font-name="Liberation Serif" fo:font-size="15pt" fo:font-weight="bold" style:font-name-asian="NSimSun" style:font-size-asian="15pt" style:font-weight-asian="bold" style:font-name-complex="Lucida Sans1" style:font-size-complex="15pt" style:font-weight-complex="bold"/>
    </style:style>
    <style:style style:name="T19" style:family="text">
      <style:text-properties officeooo:rsid="001a4749"/>
    </style:style>
    <style:style style:name="T20" style:family="text">
      <style:text-properties officeooo:rsid="001ac8a8"/>
    </style:style>
    <style:style style:name="T21" style:family="text">
      <style:text-properties fo:font-size="30pt" fo:font-weight="bold" style:font-size-asian="30pt" style:font-weight-asian="bold" style:font-size-complex="30pt"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3">Certificate</text:p>
      <text:p text:style-name="P2"/>
      <text:p text:style-name="P8">This is to certify that <text:span text:style-name="T1">&lt;Student name&gt;</text:span><text:span text:style-name="T3">, student of Class 12 ‘Science’ (B) has successfully completed his Biology project on </text:span><text:span text:style-name="T1">“Waste Management” </text:span><text:span text:style-name="T3">under the guidance of Mr. Arup Roy and Mr. Sailen Das.</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tab/><text:tab/><text:tab/><text:tab/><text:tab/><text:tab/><text:tab/><text:tab/><text:tab/> <text:s text:c="2"/></text:span><text:span text:style-name="T4">____________<text:tab/><text:tab/><text:tab/><text:tab/><text:tab/><text:tab/><text:tab/><text:tab/><text:tab/> <text:s text:c="2"/>Teacher’s Sign.</text:span></text:p>
      <text:p text:style-name="P9"><text:span text:style-name="T4"/></text:p>
      <text:p text:style-name="P4">Acknowledgement<text:span text:style-name="T5"><text:line-break/><text:line-break/>I would like to express my sincere gratitude to </text:span><text:span text:style-name="T6">Arup Sir and Sailen Sir</text:span><text:span text:style-name="T5"> for their invaluable guidance, support, and encouragement throughout this project. Their expertise and insights have been instrumental in the successful completion of this study.<text:line-break/><text:line-break/>I am also thankful to </text:span><text:span text:style-name="T6">Guru Teg Bahadur Academy</text:span><text:span text:style-name="T5"> for providing the necessary resources and facilities to conduct this research. <text:line-break/><text:line-break/>I would like to acknowledge the contributions of my fellow classmate and friend, </text:span><text:span text:style-name="T10">[NAME]</text:span><text:span text:style-name="T5">, who offered </text:span><text:span text:style-name="T6">his</text:span><text:span text:style-name="T5"> time and help during various stages of the project. </text:span><text:span text:style-name="T6">His</text:span><text:span text:style-name="T5"> collaboration and support were greatly appreciated.<text:line-break/><text:line-break/>Finally, I extend my heartfelt gratitude to my family for their unwavering support and encouragement throughout this endeavor. Their belief in my abilities and continuous motivation have been the foundation of my success.<text:line-break/><text:line-break/>Thank you all for making this project a rewarding and enlightening experience.<text:line-break/><text:line-break/></text:span></text:p>
      <text:p text:style-name="P5"><text:span text:style-name="T5"/></text:p>
      <text:p text:style-name="P5"><text:span text:style-name="T5"/></text:p>
      <text:p text:style-name="P7"><text:span text:style-name="T2">Introduction</text:span><text:span text:style-name="T5"><text:line-break/><text:line-break/></text:span><text:span text:style-name="T12">Waste management is a critical issue due to the increasing waste volumes and their environmental and health impacts. Effective waste management mitigates pollution, conserves resources, and protects ecosystems. This project explores composting and anaerobic digestion, which decompose organic waste into valuable end products.<text:line-break/><text:line-break/>Traditional waste disposal methods like landfilling and incineration pose environmental challenges, including greenhouse gas emissions and contamination. Biological waste management offers an eco-friendly alternative using natural decomposition by microorganisms. Composting transforms organic waste into nutrient-rich compost, while anaerobic digestion produces biogas and digestate.<text:line-break/><text:line-break/>This project examines the efficiency, environmental impact, and economic viability of composting and anaerobic digestion. The methodology involves setting up compost bins and biogas plants, monitoring decomposition, identifying key microorganisms, and analyzing the products. These processes aim to transform waste into valuable resources, reduce pollution, and promote a circular economy.</text:span></text:p>
      <text:p text:style-name="P7"><text:span text:style-name="T9"/></text:p>
      <text:p text:style-name="P7"><text:span text:style-name="T1">Need Statement</text:span><text:span text:style-name="T5"><text:line-break/><text:line-break/></text:span><text:span text:style-name="T12">The management of waste is crucial due to its significant environmental, health, and economic impacts. Improper waste disposal leads to pollution, habitat destruction, and adverse health effects, necessitating efficient waste management practices to minimize these negative impacts.<text:line-break/><text:line-break/>Efficient waste management helps conserve resources and promotes sustainability. Traditional methods like landfilling and incineration have numerous drawbacks, including greenhouse gas emissions and soil contamination. Therefore, exploring alternative methods is vital for a sustainable future.<text:line-break/></text:span><text:soft-page-break/><text:span text:style-name="T12"><text:line-break/>This project focuses on biological methods of waste management, specifically the roles of decomposition processes, recycling, and microorganisms. By examining these biological processes, we aim to develop sustainable waste management practices that reduce environmental impact and promote resource conservation.</text:span></text:p>
      <text:p text:style-name="P6"><text:span text:style-name="T5"/></text:p>
      <text:p text:style-name="P17"><text:span text:style-name="T11">Methodology</text:span><text:span text:style-name="T7"><text:line-break/><text:line-break/></text:span><text:span text:style-name="T12">The methodology section outlines the approach and methods used to conduct our research on waste management. Given the inaccuracies and improper practices in our locality, all data was collected online to ensure accuracy and reliability. </text:span><text:span text:style-name="T13">In the sections below, we provided background information on waste management and its importance. This includes defining waste management and explaining why it is crucial for maintaining environmental health and sustainability.</text:span><text:span text:style-name="T8"> </text:span></text:p>
      <text:h text:style-name="P10" text:outline-level="4"/>
      <text:p text:style-name="P13">Here, we discuss the current issues and challenges in waste management. We explain the need for improved waste management practices due to the negative impacts of improper waste handling on the environment and human health.</text:p>
      <text:h text:style-name="P11" text:outline-level="4">Literature Review</text:h>
      <text:p text:style-name="P13">We conducted a comprehensive review of existing research and studies on waste management. This involved summarizing key findings from academic papers, government reports, and publications from non-governmental organizations. The literature review helped us identify the gaps in current knowledge and the areas that need further investigation.</text:p>
      <text:h text:style-name="P11" text:outline-level="4">Types of Waste</text:h>
      <text:p text:style-name="P13">This section categorizes different types of waste, including municipal, industrial, hazardous, biomedical, and electronic waste. We describe the characteristics and examples of each type, highlighting how they are generated and managed.</text:p>
      <text:p text:style-name="P13"><text:soft-page-break/></text:p>
      <text:h text:style-name="P11" text:outline-level="4">1. Municipal Solid Waste (MSW)</text:h>
      <text:list text:style-name="L1">
        <text:list-item>
          <text:p text:style-name="P26"><text:span text:style-name="Strong_20_Emphasis">Definition</text:span>: Commonly known as trash or garbage, MSW includes everyday items discarded by the public.</text:p>
        </text:list-item>
        <text:list-item>
          <text:p text:style-name="P26"><text:span text:style-name="Strong_20_Emphasis">Examples</text:span>: Household waste, food scraps, packaging materials, paper, plastics, glass, metals.</text:p>
        </text:list-item>
        <text:list-item>
          <text:p text:style-name="P27"><text:span text:style-name="Strong_20_Emphasis">Management Practices</text:span>: Collection by local authorities, recycling, composting, and landfilling.<text:line-break/></text:p>
        </text:list-item>
      </text:list>
      <text:h text:style-name="P12" text:outline-level="4">2. Industrial Waste</text:h>
      <text:list text:style-name="L2">
        <text:list-item>
          <text:p text:style-name="P28"><text:span text:style-name="Strong_20_Emphasis">Definition</text:span>: Waste produced by industrial activities and manufacturing processes.</text:p>
        </text:list-item>
        <text:list-item>
          <text:p text:style-name="P28"><text:span text:style-name="Strong_20_Emphasis">Examples</text:span>: Scrap metal, chemicals, plastics, packaging materials, and by-products from factories.</text:p>
        </text:list-item>
        <text:list-item>
          <text:p text:style-name="P29"><text:span text:style-name="Strong_20_Emphasis">Management Practices</text:span>: Recycling, treatment of hazardous components, landfilling, and incineration.</text:p>
        </text:list-item>
      </text:list>
      <text:p text:style-name="P16"><text:line-break/><text:span text:style-name="T18">3. Hazardous Waste</text:span></text:p>
      <text:list text:style-name="L3">
        <text:list-item>
          <text:p text:style-name="P30"><text:span text:style-name="Strong_20_Emphasis">Definition</text:span>: Waste that poses substantial or potential threats to public health or the environment.</text:p>
        </text:list-item>
        <text:list-item>
          <text:p text:style-name="P30"><text:span text:style-name="Strong_20_Emphasis">Examples</text:span>: Batteries, paints, chemicals, pesticides, medical waste, electronic waste (e-waste).</text:p>
        </text:list-item>
        <text:list-item>
          <text:p text:style-name="P31"><text:span text:style-name="Strong_20_Emphasis">Management Practices</text:span>: Specialized treatment and disposal processes, secure landfills, incineration, and recycling.</text:p>
        </text:list-item>
      </text:list>
      <text:p text:style-name="P16"><text:line-break/><text:span text:style-name="T18">4. Biomedical Waste</text:span></text:p>
      <text:list text:style-name="L4">
        <text:list-item>
          <text:p text:style-name="P32"><text:span text:style-name="Strong_20_Emphasis">Definition</text:span>: Waste generated from medical facilities, such as hospitals, clinics, and laboratories.</text:p>
        </text:list-item>
        <text:list-item>
          <text:p text:style-name="P32"><text:span text:style-name="Strong_20_Emphasis">Examples</text:span>: Used needles and syringes, bandages, surgical gloves, discarded medicines, and body fluids.</text:p>
        </text:list-item>
        <text:list-item>
          <text:p text:style-name="P33"><text:span text:style-name="Strong_20_Emphasis">Management Practices</text:span>: Incineration, autoclaving, chemical disinfection, and secure landfilling.</text:p>
        </text:list-item>
      </text:list>
      <text:h text:style-name="P15" text:outline-level="4"><text:line-break/><text:span text:style-name="T18">5. Electronic Waste (E-waste)</text:span></text:h>
      <text:list text:style-name="L5">
        <text:list-item>
          <text:p text:style-name="P34"><text:span text:style-name="Strong_20_Emphasis">Definition</text:span>: Discarded electronic devices and components.</text:p>
        </text:list-item>
        <text:list-item>
          <text:p text:style-name="P34"><text:span text:style-name="Strong_20_Emphasis">Examples</text:span>: Computers, mobile phones, televisions, printers, and other electronic gadgets.</text:p>
        </text:list-item>
        <text:list-item>
          <text:p text:style-name="P35"><text:soft-page-break/><text:span text:style-name="Strong_20_Emphasis">Management Practices</text:span>: Recycling, refurbishing, and safe disposal to recover valuable materials and reduce environmental impact.</text:p>
        </text:list-item>
      </text:list>
      <text:h text:style-name="P14" text:outline-level="4"><text:line-break/><text:span text:style-name="T18">6. Construction and Demolition Waste (C&amp;D Waste)</text:span></text:h>
      <text:list text:style-name="L6">
        <text:list-item>
          <text:p text:style-name="P36"><text:span text:style-name="Strong_20_Emphasis">Definition</text:span>: Waste materials produced during construction, renovation, and demolition activities.</text:p>
        </text:list-item>
        <text:list-item>
          <text:p text:style-name="P36"><text:span text:style-name="Strong_20_Emphasis">Examples</text:span>: Concrete, wood, metals, bricks, glass, and plastics.</text:p>
        </text:list-item>
        <text:list-item>
          <text:p text:style-name="P37"><text:span text:style-name="Strong_20_Emphasis">Management Practices</text:span>: Recycling and reusing materials, landfilling, and specialized treatment for hazardous components.</text:p>
        </text:list-item>
      </text:list>
      <text:h text:style-name="P14" text:outline-level="4"><text:line-break/><text:span text:style-name="T18">7. Agricultural Waste</text:span></text:h>
      <text:list text:style-name="L7">
        <text:list-item>
          <text:p text:style-name="P38"><text:span text:style-name="Strong_20_Emphasis">Definition</text:span>: Waste produced from farming activities.</text:p>
        </text:list-item>
        <text:list-item>
          <text:p text:style-name="P38"><text:span text:style-name="Strong_20_Emphasis">Examples</text:span>: Crop residues, manure, pesticide containers, and unused fertilizers.</text:p>
        </text:list-item>
        <text:list-item>
          <text:p text:style-name="P39"><text:span text:style-name="Strong_20_Emphasis">Management Practices</text:span>: Composting, recycling, and proper disposal of hazardous materials.</text:p>
        </text:list-item>
      </text:list>
      <text:h text:style-name="P15" text:outline-level="4"><text:line-break/><text:span text:style-name="T18">8. Radioactive Waste</text:span></text:h>
      <text:list text:style-name="L8">
        <text:list-item>
          <text:p text:style-name="P40"><text:span text:style-name="Strong_20_Emphasis">Definition</text:span>: Waste containing radioactive substances.</text:p>
        </text:list-item>
        <text:list-item>
          <text:p text:style-name="P40"><text:span text:style-name="Strong_20_Emphasis">Examples</text:span>: Spent nuclear fuel, radioactive isotopes from medical and industrial processes, and contaminated materials.</text:p>
        </text:list-item>
        <text:list-item>
          <text:p text:style-name="P41"><text:span text:style-name="Strong_20_Emphasis">Management Practices</text:span>: Containment, deep geological storage, and specialized treatment to reduce radioactivity over time.</text:p>
        </text:list-item>
      </text:list>
      <text:h text:style-name="P14" text:outline-level="4"><text:line-break/><text:span text:style-name="T18">9. Green Waste</text:span></text:h>
      <text:list text:style-name="L9">
        <text:list-item>
          <text:p text:style-name="P42"><text:span text:style-name="Strong_20_Emphasis">Definition</text:span>: Biodegradable waste composed of garden or park waste.</text:p>
        </text:list-item>
        <text:list-item>
          <text:p text:style-name="P42"><text:span text:style-name="Strong_20_Emphasis">Examples</text:span>: Grass clippings, leaves, branches, and organic garden debris.</text:p>
        </text:list-item>
        <text:list-item>
          <text:p text:style-name="P43"><text:span text:style-name="Strong_20_Emphasis">Management Practices</text:span>: Composting, mulching, and anaerobic digestion to produce biogas.</text:p>
        </text:list-item>
      </text:list>
      <text:p text:style-name="P13"/>
      <text:h text:style-name="P11" text:outline-level="4">Sources of Waste</text:h>
      <text:list text:style-name="L10">
        <text:list-item>
          <text:p text:style-name="P44"><text:span text:style-name="T12">We explore the major sources of waste generation, including residential, commercial, industrial, hazardous, biomedical, electronic, construction and demolition, agricultural, radioactive, and green waste. By analyzing data from various sources, we compare the waste generation patterns in </text:span><text:soft-page-break/><text:span text:style-name="T12">these sectors and discuss the factors contributing to the differences.<text:line-break/></text:span></text:p>
        </text:list-item>
        <text:list-item>
          <text:p text:style-name="P44"><text:span text:style-name="T15">Residential waste</text:span><text:span text:style-name="T12"> is generated by households from everyday activities like cooking and cleaning, producing items such as food scraps and packaging materials.</text:span></text:p>
        </text:list-item>
        <text:list-item>
          <text:p text:style-name="P44"><text:span text:style-name="T15">Commercial waste</text:span><text:span text:style-name="T12"> originates from businesses like offices, hotels, and restaurants, including office paper and cardboard.</text:span></text:p>
        </text:list-item>
        <text:list-item>
          <text:p text:style-name="P44"><text:span text:style-name="T15">Industrial waste</text:span><text:span text:style-name="T12"> comes from manufacturing processes in factories and construction sites, including scrap metal and chemicals.</text:span></text:p>
        </text:list-item>
        <text:list-item>
          <text:p text:style-name="P44"><text:span text:style-name="T15">Hazardous waste</text:span><text:span text:style-name="T12"> is produced by industries and households, including items like batteries and chemicals that require special handling.</text:span></text:p>
        </text:list-item>
        <text:list-item>
          <text:p text:style-name="P44"><text:span text:style-name="T15">Biomedical waste</text:span><text:span text:style-name="T12"> is generated by hospitals and clinics, including used needles and discarded medications.</text:span></text:p>
        </text:list-item>
        <text:list-item>
          <text:p text:style-name="P44"><text:span text:style-name="T15">Electronic waste</text:span><text:span text:style-name="T12"> comes from discarded electronic devices like computers and mobile phones, primarily from households and businesses.</text:span></text:p>
        </text:list-item>
        <text:list-item>
          <text:p text:style-name="P44"><text:span text:style-name="T15">Construction and demolition waste</text:span><text:span text:style-name="T12"> is produced by building activities, including concrete and wood.</text:span></text:p>
        </text:list-item>
        <text:list-item>
          <text:p text:style-name="P44"><text:span text:style-name="T15">Agricultural waste</text:span><text:span text:style-name="T12"> is generated by farms, including crop residues and pesticide containers.</text:span></text:p>
        </text:list-item>
        <text:list-item>
          <text:p text:style-name="P44"><text:span text:style-name="T15">Radioactive waste</text:span><text:span text:style-name="T12"> comes from nuclear power plants and medical facilities using radioactive materials.</text:span></text:p>
        </text:list-item>
        <text:list-item>
          <text:p text:style-name="P44"><text:span text:style-name="T15">Green waste</text:span><text:span text:style-name="T12"> is generated from gardens and parks, including grass clippings and branches.<text:line-break/><text:line-break/>By examining these sources, we gain insights into how waste generation differs across sectors and the underlying factors influencing these patterns.</text:span></text:p>
        </text:list-item>
      </text:list>
      <text:h text:style-name="P11" text:outline-level="4"><text:soft-page-break/>Environmental Impact</text:h>
      <text:p text:style-name="P13">The environmental impact of waste is profound and multifaceted, affecting ecosystems, human health, and climate stability. Improper waste disposal and management practices lead to pollution of land, water, and air, contributing to environmental degradation.</text:p>
      <text:p text:style-name="Text_20_body"><text:span text:style-name="Strong_20_Emphasis">Land Pollution</text:span>: One of the most visible impacts of waste is land pollution. Landfills, where much of the waste ends up, can take up large tracts of land, rendering it unusable for other purposes. Moreover, when waste is not properly contained, it can leach harmful chemicals into the soil, contaminating it and making it unfit for agriculture or habitation. Hazardous waste, in particular, poses significant risks as it can lead to soil contamination with heavy metals and toxic compounds.</text:p>
      <text:p text:style-name="Text_20_body"><text:span text:style-name="Strong_20_Emphasis">Water Pollution</text:span>: Waste can have a detrimental effect on water bodies. Leachate from landfills can seep into groundwater, contaminating drinking water sources. Additionally, improper disposal of industrial and agricultural waste can lead to the runoff of pollutants into rivers, lakes, and oceans. This runoff can cause eutrophication, where nutrient overloads lead to excessive algae growth, depleting oxygen in the water and harming aquatic life. Chemicals and microplastics from waste can also accumulate in marine ecosystems, impacting fish and other marine organisms, which can then enter the food chain and affect human health.</text:p>
      <text:p text:style-name="Text_20_body"><text:span text:style-name="Strong_20_Emphasis">Air Pollution</text:span>: Waste management practices such as incineration can contribute to air pollution. Burning waste releases harmful pollutants, including dioxins, furans, and particulate matter, into the atmosphere. These pollutants can have severe health impacts, including respiratory problems and cancer. Methane emissions from decomposing organic waste in landfills are another significant concern, as methane is a potent greenhouse gas that contributes to global warming and climate change.</text:p>
      <text:p text:style-name="Text_20_body"><text:span text:style-name="Strong_20_Emphasis">Impact on Wildlife</text:span>: Wildlife is severely impacted by waste, particularly plastic waste. Animals can mistake plastic for food, leading to ingestion and entanglement, which can cause injury or death. Moreover, toxic substances from waste can accumulate in the bodies of wildlife, leading to bioaccumulation and biomagnification, where higher concentrations of toxins are found in the tissues of predators higher up the food chain.</text:p>
      <text:p text:style-name="P13">The environmental impact of waste is extensive and calls for comprehensive waste management strategies. Reducing waste generation, promoting recycling and reuse, and ensuring proper disposal are crucial steps in mitigating these impacts and protecting the environment for future generations. By implementing these measures, we can significantly reduce the negative effects of waste on our ecosystems, health, and climate stability, fostering a more sustainable future.</text:p>
      <text:h text:style-name="P11" text:outline-level="4"><text:soft-page-break/>Health Impacts</text:h>
      <text:p text:style-name="P13">Improper waste management can have severe health impacts on communities, particularly those living near waste disposal sites or in areas with inadequate waste management systems. Exposure to waste and the pollutants it releases can lead to a range of health issues and diseases.<text:line-break/><text:line-break/><text:span text:style-name="T1">Respiratory Problems:</text:span> Air pollution from waste incineration and open burning releases harmful pollutants such as particulate matter, dioxins, and furans. These pollutants can cause respiratory problems, including asthma, bronchitis, and chronic obstructive pulmonary disease (COPD). Individuals with pre-existing respiratory conditions are particularly vulnerable.<text:line-break/><text:line-break/><text:span text:style-name="T1">Waterborne Diseases:</text:span> Contaminated water sources, resulting from leachate seeping into groundwater or runoff from improperly disposed waste, can lead to waterborne diseases. Common illnesses include cholera, dysentery, and gastroenteritis, which are caused by pathogens such as bacteria, viruses, and parasites present in polluted water.<text:line-break/><text:line-break/><text:span text:style-name="T1">Vector-Borne Diseases:</text:span> Waste can create breeding grounds for disease vectors such as mosquitoes and rodents. Stagnant water in waste piles can attract mosquitoes, leading to the spread of diseases like malaria, dengue fever, and Zika virus. Rodents, attracted to food waste, can carry diseases such as leptospirosis and hantavirus.<text:line-break/><text:line-break/><text:span text:style-name="T1">Toxic Exposure:</text:span> Hazardous waste contains toxic chemicals that can have acute and chronic health effects. Exposure to heavy metals like lead, mercury, and cadmium can lead to neurological damage, kidney disease, and developmental issues in children. Long-term exposure to toxic chemicals can increase the risk of cancer and reproductive disorders.<text:line-break/><text:line-break/><text:span text:style-name="T1">Skin and Eye Irritation:</text:span> Direct contact with waste, particularly hazardous and biomedical waste, can cause skin and eye irritation. People <text:soft-page-break/>working in waste management or living near waste sites may suffer from dermatitis, rashes, and other skin conditions. Biomedical waste can also harbor infectious agents that pose additional health risks.<text:line-break/><text:line-break/><text:span text:style-name="T1">Gastrointestinal Issues:</text:span> Consuming food or water contaminated with waste pollutants can lead to gastrointestinal problems, including nausea, vomiting, and diarrhea. Chemical contaminants and pathogens in waste can cause significant digestive system disturbances.<text:line-break/><text:line-break/>Effective waste management practices are essential to mitigate these health impacts. Proper disposal, recycling, and treatment of waste, along with public awareness and education, can significantly reduce the health risks associated with waste exposure. Implementing these measures helps protect the health and well-being of communities, especially those most vulnerable to the adverse effects of waste.</text:p>
      <text:h text:style-name="P11" text:outline-level="4">Data Collection Methods</text:h>
      <text:list text:style-name="L11">
        <text:list-item>
          <text:p text:style-name="P45"><text:span text:style-name="Strong_20_Emphasis"><text:span text:style-name="T16">Surveying Localities via. Google Street View</text:span></text:span></text:p>
          <text:list>
            <text:list-item>
              <text:p text:style-name="P47">This helps with in the effective and fast environment surveying with online tools such as Google Street View to get a glance of the area without actually travelling to it. </text:p>
            </text:list-item>
            <text:list-item>
              <text:p text:style-name="P47">Using Google Street View ensures efficient data collection from reliable sources. It reduces the costs associated with transport and safety issues. <text:s/></text:p>
            </text:list-item>
            <text:list-item>
              <text:p text:style-name="P49">This method ensured efficient data collection from <text:span text:style-name="T19">trusted sources</text:span>.</text:p>
            </text:list-item>
          </text:list>
        </text:list-item>
        <text:list-item>
          <text:p text:style-name="P46"><text:span text:style-name="Strong_20_Emphasis"><text:span text:style-name="T12">Online Observations and Case Studies</text:span></text:span></text:p>
          <text:list>
            <text:list-item>
              <text:p text:style-name="P49">Utilized online resources such as videos, webinars, and <text:span text:style-name="T19">vlogs</text:span> to observe waste management practices.</text:p>
            </text:list-item>
            <text:list-item>
              <text:p text:style-name="P49">Reviewed case studies and reports from other regions to understand effective waste management systems.</text:p>
            </text:list-item>
          </text:list>
        </text:list-item>
      </text:list>
      <text:h text:style-name="P11" text:outline-level="4"><text:soft-page-break/>Data Analysis Procedures</text:h>
      <text:list text:style-name="L12">
        <text:list-item>
          <text:p text:style-name="P53"><text:span text:style-name="Strong_20_Emphasis"><text:span text:style-name="T12">Quantitative Analysis</text:span></text:span></text:p>
          <text:list>
            <text:list-item>
              <text:p text:style-name="P50">Analyzed survey responses using basic statistical methods (averages and percentages).</text:p>
            </text:list-item>
            <text:list-item>
              <text:p text:style-name="P50">Summarized data to identify common trends in waste generation and segregation practices.</text:p>
            </text:list-item>
          </text:list>
        </text:list-item>
        <text:list-item>
          <text:p text:style-name="P53"><text:span text:style-name="Strong_20_Emphasis"><text:span text:style-name="T12">Qualitative Analysis</text:span></text:span></text:p>
          <text:list>
            <text:list-item>
              <text:p text:style-name="P50">Reviewed transcripts from virtual interviews and notes from online observations.</text:p>
            </text:list-item>
            <text:list-item>
              <text:p text:style-name="P50">Identified common themes and insights using coding techniques.</text:p>
            </text:list-item>
          </text:list>
        </text:list-item>
      </text:list>
      <text:h text:style-name="P11" text:outline-level="4">Tools and Techniques</text:h>
      <text:list text:style-name="L13">
        <text:list-item>
          <text:p text:style-name="P54"><text:span text:style-name="Strong_20_Emphasis"><text:span text:style-name="T12">Data Collection Tools</text:span></text:span></text:p>
          <text:list>
            <text:list-item>
              <text:p text:style-name="P51"><text:span text:style-name="T19">Google Street View for images and records</text:span>.</text:p>
            </text:list-item>
            <text:list-item>
              <text:p text:style-name="P51"><text:span text:style-name="T19">Youtube for collecting data from personal vlogs</text:span>.</text:p>
            </text:list-item>
          </text:list>
        </text:list-item>
        <text:list-item>
          <text:p text:style-name="P54"><text:span text:style-name="Strong_20_Emphasis"><text:span text:style-name="T12">Data Analysis Tools</text:span></text:span></text:p>
          <text:list>
            <text:list-item>
              <text:p text:style-name="P51"><text:span text:style-name="T20">Libreoffice Calc</text:span> for organizing and analyzing data.</text:p>
            </text:list-item>
            <text:list-item>
              <text:p text:style-name="P48">VSCodium for recording plain text and keeping an updated online copy. </text:p>
            </text:list-item>
          </text:list>
        </text:list-item>
      </text:list>
      <text:h text:style-name="P11" text:outline-level="4">Ethical Considerations</text:h>
      <text:list text:style-name="L14">
        <text:list-item>
          <text:p text:style-name="P55"><text:span text:style-name="Strong_20_Emphasis"><text:span text:style-name="T12">Digital Privacy and Confidentiality </text:span></text:span></text:p>
          <text:list>
            <text:list-item>
              <text:p text:style-name="P52">Participants were informed about the digital nature of data collection and the use of online tools such as Google Street View and YouTube. </text:p>
            </text:list-item>
            <text:list-item>
              <text:p text:style-name="P52">Participants were assured that their personal information would be handled securely and in accordance with ethical <text:soft-page-break/>guidelines, minimizing risks associated with online data collection and storage. </text:p>
            </text:list-item>
          </text:list>
        </text:list-item>
        <text:list-item>
          <text:p text:style-name="P55"><text:span text:style-name="Strong_20_Emphasis"><text:span text:style-name="T12">Data Protection</text:span></text:span></text:p>
          <text:list>
            <text:list-item>
              <text:p text:style-name="P52">All data collected, including survey responses, interview transcripts, and observational notes, were stored securely using encrypted digital storage systems. </text:p>
            </text:list-item>
            <text:list-item>
              <text:p text:style-name="P52">Anonymization techniques were employed to protect the privacy of participants. Personal identifiers were removed or pseudonyms were used in reports and analyses. </text:p>
            </text:list-item>
          </text:list>
        </text:list-item>
      </text:list>
      <text:p text:style-name="P18"><text:span text:style-name="T21">Technology and Practices in Waste Management</text:span><text:span text:style-name="T12"><text:line-break/><text:line-break/>Advancements in technology and the implementation of innovative practices are essential for improving waste management efficiency and reducing environmental impact. These technologies and practices help in better waste segregation, treatment, and disposal, leading to more sustainable and effective waste management systems.<text:line-break/></text:span></text:p>
      <text:list text:style-name="L15">
        <text:list-item>
          <text:p text:style-name="P19"><text:span text:style-name="T15">Waste Segregation Technology:</text:span><text:span text:style-name="T12"> Effective waste management begins with proper segregation at the source. Technologies such as smart bins equipped with sensors can automatically sort recyclable materials from non-recyclable waste. These bins use artificial intelligence and machine learning to identify different types of waste, improving the accuracy and efficiency of segregation.</text:span></text:p>
          <text:p text:style-name="P19"><text:span text:style-name="T15"/></text:p>
        </text:list-item>
        <text:list-item>
          <text:p text:style-name="P19"><text:span text:style-name="T15">Recycling and Material Recovery Facilities:</text:span><text:span text:style-name="T12"> Advanced recycling technologies enable the processing and reuse of various materials, reducing the volume of waste that ends up in landfills. Material recovery facilities (MRFs) use automated sorting systems, including conveyor belts, magnets, and optical scanners, to separate recyclables from mixed waste streams. This process increases the recovery rate of valuable materials like plastics, metals, and paper.</text:span></text:p>
          <text:p text:style-name="P19"><text:span text:style-name="T15"/></text:p>
        </text:list-item>
        <text:list-item>
          <text:p text:style-name="P19"><text:soft-page-break/><text:span text:style-name="T15">Composting and Anaerobic Digestion:</text:span><text:span text:style-name="T12"> Organic waste can be managed through composting and anaerobic digestion. Composting converts organic matter into nutrient-rich compost, which can be used as fertilizer for agriculture. Anaerobic digestion, on the other hand, breaks down organic waste in the absence of oxygen, producing biogas and digestate. Biogas can be used as a renewable energy source, while digestate can be used as a soil conditioner.</text:span></text:p>
          <text:p text:style-name="P19"><text:span text:style-name="T15"/></text:p>
        </text:list-item>
        <text:list-item>
          <text:p text:style-name="P19"><text:span text:style-name="T15">Waste-to-Energy (WtE) Technologies:</text:span><text:span text:style-name="T12"> Waste-to-energy technologies convert non-recyclable waste into energy through processes like incineration, gasification, and pyrolysis. These technologies reduce the volume of waste in landfills while generating electricity and heat. Modern WtE facilities are designed to minimize emissions and maximize energy recovery, contributing to sustainable energy production.<text:line-break/></text:span></text:p>
        </text:list-item>
        <text:list-item>
          <text:p text:style-name="P19"><text:span text:style-name="T15">Hazardous Waste Management: </text:span><text:span text:style-name="T12">Specialized technologies are used to handle hazardous waste safely. Chemical treatment, thermal desorption, and encapsulation are some methods employed to neutralize or contain hazardous substances. These technologies ensure that hazardous waste is treated and disposed of without harming the environment or human health.<text:line-break/></text:span></text:p>
        </text:list-item>
        <text:list-item>
          <text:p text:style-name="P19"><text:span text:style-name="T17">Smart Waste Management Systems:</text:span><text:span text:style-name="T14"> </text:span><text:span text:style-name="T12">The integration of Internet of Things (IoT) devices and data analytics in waste management creates smart systems that optimize collection routes, monitor bin fill levels, and predict maintenance needs. These systems enhance operational efficiency, reduce costs, and minimize the environmental footprint of waste collection and disposal activities.<text:line-break/></text:span></text:p>
        </text:list-item>
        <text:list-item>
          <text:p text:style-name="P19"><text:span text:style-name="T15">Public Awareness and Education:</text:span><text:span text:style-name="T12"> Technology also plays a role in educating the public about waste management practices. Mobile apps and online platforms provide information on recycling guidelines, waste disposal locations, and the benefits of sustainable practices. Increased public awareness leads to better participation in waste segregation and recycling programs.<text:line-break/><text:line-break/></text:span></text:p>
        </text:list-item>
      </text:list>
      <text:p text:style-name="P18"><text:soft-page-break/><text:span text:style-name="T12">By adopting these technologies and practices, communities can improve their waste management systems, reduce environmental impact, and promote sustainability. The continuous development and implementation of innovative solutions are crucial for addressing the growing challenges of waste management in a rapidly changing world.</text:span></text:p>
      <text:p text:style-name="P18"><text:span text:style-name="T12"/></text:p>
      <text:p text:style-name="P20"><text:span text:style-name="T21">Rural Waste Management</text:span><text:span text:style-name="T12"><text:line-break/><text:line-break/>Rural waste management presents unique challenges and opportunities due to the distinct characteristics of rural areas, such as lower population density, limited infrastructure, and a greater reliance on agriculture. Effective management of waste in these regions is crucial for maintaining public health, protecting the environment, and supporting sustainable development.<text:line-break/></text:span></text:p>
      <text:list text:style-name="L16">
        <text:list-item>
          <text:p text:style-name="P22"><text:span text:style-name="T15">Challenges in Rural Waste Management:</text:span><text:span text:style-name="T12"> Rural areas often lack the comprehensive waste collection and disposal infrastructure found in urban settings. Limited access to waste management services can lead to improper disposal practices, such as open burning or dumping, which pose significant health and environmental risks. Additionally, the dispersed nature of rural communities makes it challenging to implement centralized waste management systems.</text:span></text:p>
        </text:list-item>
      </text:list>
      <text:p text:style-name="P21"><text:span text:style-name="T15"/></text:p>
      <text:list text:continue-numbering="true" text:style-name="L16">
        <text:list-item>
          <text:p text:style-name="P22"><text:span text:style-name="T15">Community-Based Approaches:</text:span><text:span text:style-name="T12"> Successful rural waste management often relies on community-based approaches. Engaging local residents in waste management initiatives fosters a sense of ownership and responsibility. Community education programs can raise awareness about the importance of proper waste disposal, recycling, and composting. Local leaders and organizations play a vital role in coordinating and sustaining these efforts.</text:span></text:p>
          <text:p text:style-name="P22"><text:span text:style-name="T15"/></text:p>
        </text:list-item>
        <text:list-item>
          <text:p text:style-name="P22"><text:span text:style-name="T15">Decentralized Waste Management Systems:</text:span><text:span text:style-name="T12"> Decentralized systems are more suitable for rural areas. These systems include small-scale composting units, biogas plants, and local recycling centers. Composting organic waste on-site or at community composting facilities reduces the need for transportation and provides valuable compost for local agriculture. Biogas plants convert organic waste into </text:span><text:soft-page-break/><text:span text:style-name="T12">biogas, which can be used for cooking and heating, providing a renewable energy source for rural households.</text:span></text:p>
          <text:p text:style-name="P22"><text:span text:style-name="T15"/></text:p>
        </text:list-item>
        <text:list-item>
          <text:p text:style-name="P22"><text:span text:style-name="T15">Integrated Waste Management:</text:span><text:span text:style-name="T12"> Integrated waste management strategies combine various waste treatment and disposal methods to address different types of waste effectively. This approach includes waste segregation at the source, promoting recycling and reuse, and safely managing hazardous and electronic waste. Rural communities can benefit from tailored integrated waste management plans that consider local conditions and resources.</text:span></text:p>
          <text:p text:style-name="P22"><text:span text:style-name="T15"/></text:p>
        </text:list-item>
        <text:list-item>
          <text:p text:style-name="P22"><text:span text:style-name="T15">Use of Appropriate Technology:</text:span><text:span text:style-name="T12"> Simple, cost-effective technologies are often more practical for rural waste management. Technologies such as low-cost compost bins, solar-powered waste compactors, and mobile recycling units can be easily implemented in rural settings. These technologies help manage waste efficiently without the need for extensive infrastructure.</text:span></text:p>
          <text:p text:style-name="P22"><text:span text:style-name="T15"/></text:p>
        </text:list-item>
        <text:list-item>
          <text:p text:style-name="P22"><text:span text:style-name="T15">Support from Government and NGOs:</text:span><text:span text:style-name="T12"> Government policies and support from non-governmental organizations (NGOs) are essential for successful rural waste management. Governments can provide funding, technical assistance, and regulatory frameworks to support local waste management initiatives. NGOs often contribute by implementing pilot projects, conducting training programs, and providing resources to rural communities.</text:span></text:p>
          <text:p text:style-name="P22"><text:span text:style-name="T15"/></text:p>
        </text:list-item>
        <text:list-item>
          <text:p text:style-name="P22"><text:span text:style-name="T15">Sustainable Agricultural Practices:</text:span><text:span text:style-name="T12"> Integrating waste management with sustainable agricultural practices offers additional benefits in rural areas. Utilizing agricultural waste for composting or as animal feed reduces waste and enhances soil fertility. Practices such as agroforestry and permaculture can help manage organic waste while promoting sustainable land use.</text:span></text:p>
          <text:p text:style-name="P22"><text:span text:style-name="T15"/></text:p>
        </text:list-item>
        <text:list-item>
          <text:p text:style-name="P22"><text:span text:style-name="T15">Monitoring and Evaluation:</text:span><text:span text:style-name="T12"> Regular monitoring and evaluation of waste management practices ensure their effectiveness and sustainability. Data collection on waste generation, disposal methods, and community participation helps identify areas for improvement and </text:span><text:soft-page-break/><text:span text:style-name="T12">adapt strategies as needed.<text:line-break/></text:span></text:p>
        </text:list-item>
      </text:list>
      <text:p text:style-name="P20"><text:span text:style-name="T12">By addressing the specific challenges of rural waste management through community involvement, decentralized systems, appropriate technologies, and government support, rural areas can achieve effective and sustainable waste management. These efforts contribute to a cleaner environment, improved public health, and enhanced quality of life for rural communities.</text:span></text:p>
      <text:p text:style-name="P20"><text:span text:style-name="T12"/></text:p>
      <text:p text:style-name="P20"><text:span text:style-name="T21">Industrial Solid Waste Management</text:span><text:span text:style-name="T12"><text:line-break/><text:line-break/>Effective management of industrial solid waste is critical for minimizing environmental impact, promoting resource conservation, and ensuring compliance with regulatory standards. Industrial solid waste encompasses a wide range of materials generated by manufacturing processes, including scrap metal, plastics, chemicals, and other by-products.<text:line-break/></text:span></text:p>
      <text:list text:style-name="L17">
        <text:list-item>
          <text:p text:style-name="P23"><text:span text:style-name="T15">Waste Characterization and Segregation:</text:span><text:span text:style-name="T12"> The first step in industrial solid waste management is to characterize and segregate waste at the source. Identifying different types of waste materials helps in determining the appropriate disposal or recycling methods. Industries often use waste audits and material flow analysis to categorize waste and identify opportunities for waste reduction.</text:span></text:p>
          <text:p text:style-name="P23"><text:span text:style-name="T15"/></text:p>
        </text:list-item>
        <text:list-item>
          <text:p text:style-name="P23"><text:span text:style-name="T15">Source Reduction and Waste Minimization:</text:span><text:span text:style-name="T12"> Reducing waste generation at the source is the most effective strategy for managing industrial solid waste. Industries can adopt practices such as optimizing production processes, using less hazardous materials, and improving material efficiency. Implementing lean manufacturing techniques and adopting circular economy principles can significantly reduce the volume of waste produced.</text:span></text:p>
          <text:p text:style-name="P23"><text:span text:style-name="T15"/></text:p>
        </text:list-item>
        <text:list-item>
          <text:p text:style-name="P23"><text:span text:style-name="T15">Recycling and Reuse:</text:span><text:span text:style-name="T12"> Recycling and reusing industrial waste materials can conserve resources and reduce environmental impact. Many industries have established in-house recycling programs to </text:span><text:soft-page-break/><text:span text:style-name="T12">process scrap metal, plastics, and other reusable materials. Additionally, some waste materials can be repurposed for other industrial processes or products, creating a closed-loop system that minimizes waste.</text:span></text:p>
          <text:p text:style-name="P23"><text:span text:style-name="T15"/></text:p>
        </text:list-item>
        <text:list-item>
          <text:p text:style-name="P23"><text:span text:style-name="T15">Waste Treatment Technologies:</text:span><text:span text:style-name="T12"> Various technologies are employed to treat industrial solid waste, rendering it safe for disposal or further use. Physical, chemical, and biological treatment methods are used depending on the type of waste. For example, physical separation techniques like shredding and magnetic separation are used for metal recovery, while chemical treatments can neutralize hazardous substances.</text:span></text:p>
          <text:p text:style-name="P23"><text:span text:style-name="T15"/></text:p>
        </text:list-item>
        <text:list-item>
          <text:p text:style-name="P23"><text:span text:style-name="T15">Waste-to-Energy (WtE):</text:span><text:span text:style-name="T12"> Converting industrial solid waste into energy is an effective way to manage waste while generating electricity or heat. Waste-to-energy technologies such as incineration, gasification, and pyrolysis can process non-recyclable waste materials, reducing landfill use and recovering energy. Modern WtE facilities are designed to maximize energy recovery and minimize emissions.</text:span></text:p>
          <text:p text:style-name="P23"><text:span text:style-name="T15"/></text:p>
        </text:list-item>
        <text:list-item>
          <text:p text:style-name="P23"><text:span text:style-name="T15">Safe Disposal:</text:span><text:span text:style-name="T12"> When waste cannot be recycled or treated, safe disposal is necessary. Industries must comply with regulatory standards for landfill disposal to prevent environmental contamination. Specialized landfills for hazardous waste are designed with liners and leachate collection systems to protect soil and groundwater from contamination.</text:span></text:p>
          <text:p text:style-name="P23"><text:span text:style-name="T15"/></text:p>
        </text:list-item>
        <text:list-item>
          <text:p text:style-name="P23"><text:span text:style-name="T15">Environmental Compliance and Regulations:</text:span><text:span text:style-name="T12"> Compliance with environmental regulations is a crucial aspect of industrial waste management. Industries must adhere to local, national, and international laws governing waste disposal and treatment. Regular monitoring, reporting, and audits ensure that waste management practices meet regulatory requirements and minimize environmental impact.</text:span></text:p>
          <text:p text:style-name="P23"><text:span text:style-name="T15"/></text:p>
        </text:list-item>
        <text:list-item>
          <text:p text:style-name="P23"><text:span text:style-name="T15">Employee Training and Awareness:</text:span><text:span text:style-name="T12"> Educating employees about waste management practices is essential for effective implementation. Training programs can raise awareness about the importance of waste reduction, proper segregation, and safe handling of waste materials. </text:span><text:soft-page-break/><text:span text:style-name="T12">Informed employees are more likely to adhere to waste management protocols and contribute to sustainability goals.</text:span></text:p>
          <text:p text:style-name="P23"><text:span text:style-name="T15"/></text:p>
        </text:list-item>
        <text:list-item>
          <text:p text:style-name="P23"><text:span text:style-name="T15">Collaboration and Partnerships:</text:span><text:span text:style-name="T12"> Collaboration with waste management companies, recycling facilities, and other industries can enhance waste management efforts. Partnerships can facilitate the exchange of waste materials for recycling, shared use of treatment technologies, and joint initiatives for waste reduction. Engaging with stakeholders and the community also helps build support for sustainable waste management practices.</text:span></text:p>
          <text:p text:style-name="P23"><text:span text:style-name="T15"/></text:p>
        </text:list-item>
        <text:list-item>
          <text:p text:style-name="P23"><text:span text:style-name="T15">Continuous Improvement:</text:span><text:span text:style-name="T12"> Industrial waste management is an ongoing process that requires continuous evaluation and improvement. Industries should regularly assess their waste management practices, track progress towards waste reduction goals, and implement new technologies and strategies as they become available. Adopting a culture of continuous improvement ensures that waste management practices remain effective and sustainable.<text:line-break/><text:line-break/></text:span></text:p>
        </text:list-item>
      </text:list>
      <text:p text:style-name="P20"><text:span text:style-name="T12">By implementing these strategies, industries can manage their solid waste more efficiently, reduce their environmental footprint, and contribute to a more sustainable future. Effective industrial solid waste management not only protects the environment but also enhances operational efficiency and compliance with regulatory standards.</text:span></text:p>
      <text:p text:style-name="P20"><text:span text:style-name="T12"/></text:p>
      <text:p text:style-name="P24"><text:span text:style-name="T21">Liquid Waste Management</text:span><text:span text:style-name="T12"><text:line-break/><text:line-break/>Effective liquid waste management is essential for protecting water resources, public health, and the environment. Liquid waste, which includes wastewater from households, industrial effluents, and agricultural runoff, must be treated and disposed of properly to prevent contamination and pollution.<text:line-break/></text:span></text:p>
      <text:list text:style-name="L18">
        <text:list-item>
          <text:p text:style-name="P25"><text:span text:style-name="T15">Wastewater Treatment Plants (WWTPs):</text:span><text:span text:style-name="T12"> Central to liquid waste management are wastewater treatment plants. These facilities use physical, chemical, and biological processes to remove contaminants </text:span><text:soft-page-break/><text:span text:style-name="T12">from wastewater before releasing it into the environment or reusing it. Primary treatment involves the physical removal of large particles through screening and sedimentation. Secondary treatment uses biological processes, such as activated sludge and biofiltration, to degrade organic matter. Tertiary treatment further purifies the water, removing nutrients and pathogens to meet higher standards for discharge or reuse.</text:span></text:p>
          <text:p text:style-name="P25"><text:span text:style-name="T15"/></text:p>
        </text:list-item>
        <text:list-item>
          <text:p text:style-name="P25"><text:span text:style-name="T15">Industrial Effluent Treatment:</text:span><text:span text:style-name="T12"> Industries generate various types of liquid waste, including process water, cooling water, and cleaning solutions. Each type requires specific treatment methods based on its composition. Common treatment methods include neutralization to adjust pH, chemical precipitation to remove heavy metals, and advanced oxidation processes to degrade organic pollutants. Many industries also use specialized equipment like oil-water separators and dissolved air flotation units to treat effluents before discharge.</text:span></text:p>
          <text:p text:style-name="P25"><text:span text:style-name="T15"/></text:p>
        </text:list-item>
        <text:list-item>
          <text:p text:style-name="P25"><text:span text:style-name="T15">Agricultural Runoff Management:</text:span><text:span text:style-name="T12"> Agricultural activities produce liquid waste in the form of runoff containing pesticides, fertilizers, and animal waste. Managing this runoff is crucial to prevent water pollution. Techniques such as buffer strips, constructed wetlands, and retention ponds can capture and treat agricultural runoff, reducing nutrient loading and sedimentation in water bodies. Properly managed manure storage and application also help minimize contamination.</text:span></text:p>
          <text:p text:style-name="P25"><text:span text:style-name="T15"/></text:p>
        </text:list-item>
        <text:list-item>
          <text:p text:style-name="P25"><text:span text:style-name="T15">On-Site Sanitation Systems:</text:span><text:span text:style-name="T12"> In rural and peri-urban areas, on-site sanitation systems like septic tanks and pit latrines are commonly used to manage liquid waste. Septic systems treat wastewater by allowing solids to settle and liquids to percolate into the soil, where microbial activity further degrades contaminants. Regular maintenance, such as sludge removal and inspection, is essential to ensure the effectiveness and prevent groundwater contamination.</text:span></text:p>
          <text:p text:style-name="P25"><text:span text:style-name="T15"/></text:p>
        </text:list-item>
        <text:list-item>
          <text:p text:style-name="P25"><text:span text:style-name="T15">Stormwater Management:</text:span><text:span text:style-name="T12"> Stormwater runoff, often containing pollutants from urban areas, needs proper management to protect water quality. Green infrastructure solutions like rain gardens, permeable pavements, and green roofs can reduce runoff volume and improve water infiltration. Stormwater detention and retention basins help </text:span><text:soft-page-break/><text:span text:style-name="T12">control the flow and quality of stormwater, preventing flooding and reducing pollutant loads in receiving water bodies.</text:span></text:p>
          <text:p text:style-name="P25"><text:span text:style-name="T15"/></text:p>
        </text:list-item>
        <text:list-item>
          <text:p text:style-name="P25"><text:span text:style-name="T15">Hazardous Liquid Waste Handling:</text:span><text:span text:style-name="T12"> Hazardous liquid waste, including solvents, acids, and oils, requires special handling and treatment to prevent environmental contamination. These wastes are often treated through chemical neutralization, stabilization, or incineration. Secure storage and transportation are crucial to prevent spills and leaks during handling and disposal.</text:span></text:p>
          <text:p text:style-name="P25"><text:span text:style-name="T15"/></text:p>
        </text:list-item>
        <text:list-item>
          <text:p text:style-name="P25"><text:span text:style-name="T15">Recycling and Reuse of Liquid Waste:</text:span><text:span text:style-name="T12"> Recycling and reusing treated liquid waste can conserve water resources and reduce environmental impact. Treated wastewater can be reused for agricultural irrigation, industrial processes, and even as potable water after advanced treatment. Greywater systems collect and treat domestic wastewater from showers and sinks for non-potable uses like landscape irrigation and toilet flushing.</text:span></text:p>
          <text:p text:style-name="P25"><text:span text:style-name="T15"/></text:p>
        </text:list-item>
        <text:list-item>
          <text:p text:style-name="P25"><text:span text:style-name="T15">Regulatory Compliance and Monitoring:</text:span><text:span text:style-name="T12"> Adhering to regulatory standards is essential for effective liquid waste management. Governments set discharge limits and treatment requirements to protect water quality. Regular monitoring of wastewater effluents, compliance reporting, and environmental impact assessments ensure that treatment processes meet the required standards and identify areas for improvement.</text:span></text:p>
          <text:p text:style-name="P25"><text:span text:style-name="T15"/></text:p>
        </text:list-item>
        <text:list-item>
          <text:p text:style-name="P25"><text:span text:style-name="T15">Public Awareness and Education:</text:span><text:span text:style-name="T12"> Educating the public about the importance of proper liquid waste management and water conservation is vital. Awareness campaigns and educational programs can encourage responsible behaviors, such as reducing water use, proper disposal of household chemicals, and supporting community-based wastewater projects.</text:span></text:p>
          <text:p text:style-name="P25"><text:span text:style-name="T15"/></text:p>
        </text:list-item>
        <text:list-item>
          <text:p text:style-name="P25"><text:span text:style-name="T15">Innovative Technologies: </text:span><text:span text:style-name="T12">Advances in technology continue to improve liquid waste management. Membrane filtration, advanced oxidation processes, and biological nutrient removal are some innovative techniques enhancing treatment efficiency. Decentralized wastewater treatment systems, which treat waste closer to the source, </text:span><text:soft-page-break/><text:span text:style-name="T12">offer flexibility and efficiency for managing liquid waste in diverse settings.<text:line-break/><text:line-break/></text:span></text:p>
        </text:list-item>
      </text:list>
      <text:p text:style-name="P24"><text:span text:style-name="T12">By implementing these strategies, communities and industries can effectively manage liquid waste, protect water resources, and promote public health. Sustainable liquid waste management practices are crucial for maintaining clean water supplies and supporting environmental and economic well-being.</text:span></text:p>
      <text:p text:style-name="P24"><text:span text:style-name="T12"/></text:p>
      <text:p text:style-name="P24"><text:span text:style-name="T12">### Disposal vs. Management of Waste<text:line-break/><text:line-break/>Understanding the distinction between waste disposal and waste management is crucial for developing effective strategies to handle the growing challenges of waste generation. While disposal focuses on the end-of-life process of waste, management encompasses a holistic approach to waste handling, from generation to final disposal, with an emphasis on reducing environmental impact and promoting sustainability.<text:line-break/><text:line-break/>**1. Waste Disposal**: <text:line-break/>Waste disposal refers to the process of discarding unwanted materials. Traditional disposal methods include landfilling, incineration, and dumping in oceans or other natural bodies. Disposal is often seen as a straightforward solution to remove waste from sight, but it comes with significant environmental and health risks. Landfills, for example, can produce harmful leachate and greenhouse gases like methane, while incineration can release toxic pollutants into the air.<text:line-break/><text:line-break/>**2. Landfilling**: <text:line-break/>Landfills are the most common form of waste disposal. They are designated sites where waste is buried and compacted. While modern landfills are engineered to minimize environmental impact with liners and leachate collection systems, they still pose long-term environmental risks. Leachate can contaminate groundwater, and methane emissions contribute to climate change. Additionally, landfills require vast amounts of land, which can lead to habitat destruction.<text:line-break/><text:line-break/>**3. Incineration**: <text:line-break/></text:span><text:soft-page-break/><text:span text:style-name="T12">Incineration involves burning waste at high temperatures to reduce its volume and produce energy. While this method can significantly reduce the amount of waste, it also generates air pollutants such as dioxins and furans, which can have severe health impacts. Advanced incineration technologies aim to minimize these emissions and maximize energy recovery, but the environmental concerns remain.<text:line-break/><text:line-break/>**4. Waste Management**: <text:line-break/>Waste management, on the other hand, is a comprehensive approach that includes waste prevention, reduction, reuse, recycling, and disposal. It focuses on minimizing waste generation and maximizing resource recovery to protect the environment and promote sustainability. Effective waste management involves multiple stages and strategies aimed at reducing the overall environmental footprint of waste.<text:line-break/><text:line-break/>**5. Waste Prevention and Reduction**: <text:line-break/>The first step in waste management is to prevent waste generation through efficient resource use and sustainable consumption practices. This can be achieved by designing products that use fewer materials, extending the lifespan of products, and encouraging behavioral changes that reduce waste production. Waste reduction minimizes the amount of waste that needs to be managed and disposed of.<text:line-break/><text:line-break/>**6. Reuse and Recycling**: <text:line-break/>Reusing products and materials extends their life cycle and reduces the need for new resources. Recycling converts waste materials into new products, conserving raw materials and energy. Effective recycling programs require proper waste segregation at the source, public awareness, and infrastructure to collect, process, and market recycled materials. Both reuse and recycling play critical roles in sustainable waste management.<text:line-break/><text:line-break/>**7. Composting and Organic Waste Management**: <text:line-break/>Composting is an eco-friendly method of managing organic waste by converting it into nutrient-rich compost that can be used to enrich soil. This process reduces the volume of waste sent to landfills and incinerators and provides valuable organic material for agricultural use. Composting can be done at various scales, from individual households to large </text:span><text:soft-page-break/><text:span text:style-name="T12">commercial operations.<text:line-break/><text:line-break/>**8. Waste-to-Energy (WtE)**: <text:line-break/>Waste-to-energy technologies are part of an integrated waste management approach that involves converting non-recyclable waste into energy. These technologies, such as anaerobic digestion, gasification, and pyrolysis, provide renewable energy while reducing the volume of waste. Modern WtE facilities are designed to minimize emissions and maximize energy output, contributing to both waste reduction and energy production.<text:line-break/><text:line-break/>**9. Hazardous Waste Management**: <text:line-break/>Managing hazardous waste requires specialized treatment and disposal methods to prevent harm to human health and the environment. Hazardous waste includes chemicals, pharmaceuticals, and electronic waste that contain toxic substances. Proper handling, treatment, and disposal of hazardous waste are essential to mitigate its risks and ensure regulatory compliance.<text:line-break/><text:line-break/>**10. Regulatory Framework and Public Involvement**: <text:line-break/>Effective waste management relies on strong regulatory frameworks that set standards for waste treatment, disposal, and recycling. Governments play a crucial role in enforcing these regulations and supporting waste management initiatives. Public involvement and education are also vital, as informed citizens are more likely to participate in waste reduction, segregation, and recycling programs.<text:line-break/><text:line-break/>By shifting the focus from mere disposal to comprehensive waste management, communities and industries can significantly reduce environmental impact, conserve resources, and promote a more sustainable future. Integrating waste prevention, reduction, reuse, recycling, and advanced disposal methods creates a holistic approach that benefits both society and the environment.</text:span></text:p>
      <text:p text:style-name="P24"><text:span text:style-name="T12"/></text:p>
      <text:p text:style-name="P24"><text:span text:style-name="T12"/></text:p>
      <text:p text:style-name="P24"><text:span text:style-name="T12">### Basic Principles of Solid Waste Management<text:line-break/><text:line-break/>Effective solid waste management is essential for maintaining public </text:span><text:soft-page-break/><text:span text:style-name="T12">health, protecting the environment, and conserving natural resources. The basic principles of solid waste management provide a framework for reducing waste generation and promoting sustainable practices. These principles are often summarized by the four Rs: Refuse, Reduce, Reuse, and Recycle. By adhering to these principles, communities and industries can significantly decrease the volume of waste they produce and improve overall waste management practices.<text:line-break/><text:line-break/>**1. Refuse**<text:line-break/>The first principle, refuse, involves avoiding the consumption and use of unnecessary products and materials. By refusing to purchase items with excessive packaging or single-use plastics, individuals and businesses can prevent waste generation from the outset. This proactive approach encourages consumers to make mindful choices, favoring products that are durable, minimally packaged, and environmentally friendly. Refusing unnecessary items not only reduces waste but also drives demand for sustainable products and encourages manufacturers to adopt eco-friendly practices.<text:line-break/><text:line-break/>**2. Reduce**<text:line-break/>The second principle, reduce, focuses on minimizing the amount of waste generated. This can be achieved through various strategies, such as using fewer materials, optimizing production processes, and improving product design. For individuals, reducing waste can involve buying in bulk, choosing products with minimal packaging, and avoiding disposable items. In industrial settings, reducing waste may include streamlining operations, adopting lean manufacturing techniques, and enhancing material efficiency. By reducing waste at the source, the burden on waste management systems is lessened, and the environmental impact is minimized.<text:line-break/><text:line-break/>**3. Reuse**<text:line-break/>The third principle, reuse, emphasizes extending the life of products and materials by using them multiple times. Reusing items can take many forms, such as repurposing containers, donating used goods, and repairing broken items instead of discarding them. In both households and businesses, reusing materials can significantly reduce the need for new resources and lower waste generation. For example, using cloth bags </text:span><text:soft-page-break/><text:span text:style-name="T12">instead of disposable plastic bags, repurposing glass jars for storage, or refurbishing furniture are all practical applications of the reuse principle. Encouraging a culture of reuse helps to conserve resources and promotes sustainable living.<text:line-break/><text:line-break/>**4. Recycle**<text:line-break/>The fourth principle, recycle, involves processing used materials into new products to prevent waste from ending up in landfills and reduce the need for virgin resources. Recycling requires the proper segregation of waste materials, such as paper, plastic, glass, and metal, to facilitate their collection and processing. Effective recycling programs depend on public participation, infrastructure for collection and processing, and markets for recycled materials. By recycling, valuable materials are recovered and reintroduced into the production cycle, conserving energy and reducing environmental pollution. For instance, recycling aluminum saves up to 95% of the energy required to produce new aluminum from raw materials.<text:line-break/><text:line-break/>### Integrating the Principles<text:line-break/><text:line-break/>Integrating the principles of refuse, reduce, reuse, and recycle into daily practices requires commitment and collaboration from individuals, businesses, and governments. Public awareness campaigns and education play a crucial role in promoting these principles and encouraging behavior change. Additionally, policies and regulations that support waste reduction, product stewardship, and recycling infrastructure are essential for creating a sustainable waste management system.<text:line-break/><text:line-break/>### Benefits of Adopting the Four Rs<text:line-break/><text:line-break/>Adopting the four Rs offers numerous benefits, including reduced environmental impact, conservation of natural resources, and cost savings. By reducing waste generation, communities can lower the costs associated with waste collection, transportation, and disposal. Moreover, recycling conserves raw materials and energy, contributing to a reduction in greenhouse gas emissions and pollution. Promoting a culture of sustainability and resource conservation enhances the overall quality of life and ensures a healthier environment for future generations.<text:line-break/><text:line-break/></text:span><text:soft-page-break/><text:span text:style-name="T12">By understanding and applying the basic principles of solid waste management, individuals and organizations can make significant strides toward sustainable waste practices. These principles provide a foundation for reducing waste, conserving resources, and protecting the environment, ultimately contributing to a more sustainable and resilient future.</text:span></text:p>
      <text:p text:style-name="P24"><text:span text:style-name="T12"/></text:p>
      <text:p text:style-name="P24"><text:span text:style-name="T12">### Challenges in Waste Management in India<text:line-break/><text:line-break/>Waste management in India faces numerous challenges that hinder the effective handling, disposal, and recycling of waste. These challenges are multifaceted, stemming from rapid urbanization, population growth, inadequate infrastructure, and insufficient public awareness. Addressing these issues is crucial for improving public health, protecting the environment, and promoting sustainable development.<text:line-break/><text:line-break/>**1. Rapid Urbanization and Population Growth**<text:line-break/><text:line-break/>India's rapid urbanization and population growth have led to an exponential increase in waste generation. Cities struggle to keep up with the rising volumes of waste, resulting in inefficient collection and disposal systems. Urban areas often lack the infrastructure to manage the sheer quantity of waste, leading to overfilled landfills and illegal dumping.<text:line-break/><text:line-break/>**2. Inadequate Waste Management Infrastructure**<text:line-break/><text:line-break/>A significant challenge in India is the lack of adequate waste management infrastructure. Many municipalities do not have sufficient resources, facilities, or technology to handle waste effectively. The existing infrastructure is often outdated and poorly maintained, leading to inefficiencies in waste collection, segregation, transportation, and treatment.<text:line-break/><text:line-break/>**3. Insufficient Segregation and Recycling**<text:line-break/><text:line-break/>One of the critical issues in India's waste management system is the lack of proper waste segregation at the source. Mixed waste complicates the recycling process, reduces the efficiency of waste treatment facilities, and increases the burden on landfills. Public awareness and participation in </text:span><text:soft-page-break/><text:span text:style-name="T12">segregation practices are limited, resulting in low recycling rates.<text:line-break/><text:line-break/>**4. Informal Waste Sector**<text:line-break/><text:line-break/>The informal waste sector, comprising waste pickers and recyclers, plays a significant role in India's waste management. While they contribute to recycling efforts, their work is often unrecognized, unregulated, and conducted in hazardous conditions. Integrating the informal sector into the formal waste management system can improve efficiency and provide better working conditions for these workers.<text:line-break/><text:line-break/>**5. Limited Public Awareness and Participation**<text:line-break/><text:line-break/>Public awareness and participation in waste management practices are relatively low in India. Many people are unaware of the importance of waste segregation, recycling, and sustainable consumption. Education and outreach programs are essential to encourage responsible waste management behaviors among citizens.<text:line-break/><text:line-break/>**6. Inadequate Policy Implementation and Enforcement**<text:line-break/><text:line-break/>Although India has comprehensive waste management policies and regulations, their implementation and enforcement remain inconsistent. Municipalities often lack the capacity and resources to enforce regulations effectively. Corruption and bureaucratic inefficiencies further complicate the enforcement of waste management laws.<text:line-break/><text:line-break/>**7. Financial Constraints**<text:line-break/><text:line-break/>Financial constraints are a significant barrier to improving waste management infrastructure and services in India. Municipalities often operate with limited budgets, making it challenging to invest in modern waste management technologies and facilities. Public-private partnerships and innovative financing mechanisms are needed to address funding gaps.<text:line-break/><text:line-break/>**8. Technological Limitations**<text:line-break/><text:line-break/>The adoption of advanced waste management technologies is limited in </text:span><text:soft-page-break/><text:span text:style-name="T12">India. Many waste treatment facilities use outdated methods that are less efficient and environmentally harmful. Investing in modern technologies, such as waste-to-energy plants, advanced recycling facilities, and composting units, is crucial for improving waste management practices.<text:line-break/><text:line-break/>**9. Environmental and Health Impacts**<text:line-break/><text:line-break/>Improper waste management leads to severe environmental and health impacts. Open dumping and burning of waste contribute to air and water pollution, soil contamination, and greenhouse gas emissions. These practices pose significant health risks to communities, including respiratory problems, infectious diseases, and other health issues.<text:line-break/><text:line-break/>**10. E-Waste and Hazardous Waste Management**<text:line-break/><text:line-break/>Managing e-waste and hazardous waste is a growing concern in India. The country generates a substantial amount of electronic waste, which often ends up in informal recycling sectors where it is handled unsafely. Proper disposal and recycling of e-waste and hazardous materials are critical to prevent environmental contamination and health hazards.<text:line-break/><text:line-break/>### Addressing the Challenges<text:line-break/><text:line-break/>To address these challenges, India needs a multifaceted approach that includes:<text:line-break/><text:line-break/>- **Strengthening Infrastructure**: Investing in modern waste management facilities and technologies to improve waste collection, segregation, treatment, and disposal.<text:line-break/>- **Promoting Public Awareness**: Implementing widespread education and outreach programs to encourage waste segregation, recycling, and sustainable consumption practices.<text:line-break/>- **Integrating Informal Sector**: Formalizing and supporting the informal waste sector through training, recognition, and better working conditions.<text:line-break/>- **Enforcing Regulations**: Enhancing the capacity of municipalities to enforce waste management regulations effectively.<text:line-break/>- **Innovative Financing**: Exploring public-private partnerships and </text:span><text:soft-page-break/><text:span text:style-name="T12">innovative financing mechanisms to address funding constraints.<text:line-break/>- **Adopting Advanced Technologies**: Implementing advanced waste management technologies to improve efficiency and reduce environmental impact.<text:line-break/><text:line-break/>By tackling these challenges, India can develop a more efficient and sustainable waste management system, protecting the environment and enhancing the quality of life for its citizens.</text:span></text:p>
      <text:p text:style-name="P24"><text:span text:style-name="T12"/></text:p>
      <text:p text:style-name="P24"><text:span text:style-name="T12">### Suggestions for Future Improvement in Waste Management in India<text:line-break/><text:line-break/>Improving waste management in India requires a comprehensive and multi-pronged approach. Addressing the current challenges and implementing effective strategies can significantly enhance waste management practices, promote sustainability, and protect public health and the environment. Here are some key suggestions for future improvement:<text:line-break/><text:line-break/>**1. Strengthening Waste Management Infrastructure**<text:line-break/>Investing in modern waste management infrastructure is crucial. This includes developing state-of-the-art waste collection, segregation, and treatment facilities. Upgrading existing infrastructure to handle the increasing volumes of waste efficiently is also essential. Implementing smart waste management systems, such as sensor-based waste bins and GPS-enabled waste collection vehicles, can improve efficiency and reduce operational costs.<text:line-break/><text:line-break/>**2. Promoting Waste Segregation at Source**<text:line-break/>Encouraging waste segregation at the source is fundamental to improving recycling and waste treatment processes. Public awareness campaigns and educational programs can inform citizens about the importance of segregating biodegradable and non-biodegradable waste. Providing households and businesses with color-coded bins for different types of waste can facilitate segregation. Municipalities should enforce regulations that mandate waste segregation and incentivize compliance.<text:line-break/><text:line-break/>**3. Enhancing Recycling and Reuse Practices**<text:line-break/>Expanding recycling facilities and promoting the reuse of materials can </text:span><text:soft-page-break/><text:span text:style-name="T12">significantly reduce the amount of waste sent to landfills. Establishing more recycling centers and improving the efficiency of existing ones can enhance recycling rates. Encouraging industries to adopt extended producer responsibility (EPR) programs, where manufacturers are responsible for the end-of-life management of their products, can drive recycling efforts. Supporting the informal recycling sector through training and formalization can also improve recycling practices.<text:line-break/><text:line-break/>**4. Integrating Waste-to-Energy Technologies**<text:line-break/>Implementing waste-to-energy (WtE) technologies can provide a sustainable solution for managing non-recyclable waste. By converting waste into energy, WtE facilities can reduce the volume of waste while generating electricity and heat. Investing in advanced WtE technologies, such as anaerobic digestion and gasification, can maximize energy recovery and minimize environmental impact.<text:line-break/><text:line-break/>**5. Developing Comprehensive Policies and Regulations**<text:line-break/>Strengthening waste management policies and regulations is essential for creating a robust framework. Clear guidelines for waste segregation, collection, treatment, and disposal should be established and enforced consistently. Developing policies that promote circular economy principles, where waste is treated as a resource, can drive sustainable waste management practices. Governments should also provide incentives for businesses and communities that adopt sustainable waste management practices.<text:line-break/><text:line-break/>**6. Encouraging Public-Private Partnerships**<text:line-break/>Public-private partnerships (PPPs) can mobilize resources, expertise, and technology for improving waste management. Collaborating with private companies can help municipalities enhance waste collection, recycling, and treatment services. PPPs can also facilitate the development of innovative waste management solutions and attract investment for infrastructure projects.<text:line-break/><text:line-break/>**7. Supporting Research and Innovation**<text:line-break/>Investing in research and development (R&amp;D) can drive innovation in waste management technologies and practices. Universities, research institutions, and private companies should be encouraged to conduct R&amp;D </text:span><text:soft-page-break/><text:span text:style-name="T12">on advanced waste treatment methods, recycling technologies, and sustainable materials. Government grants and funding can support research projects that address specific waste management challenges.<text:line-break/><text:line-break/>**8. Raising Public Awareness and Engagement**<text:line-break/>Public awareness and engagement are critical for the success of waste management initiatives. Launching nationwide campaigns to educate citizens about the importance of waste reduction, segregation, recycling, and composting can drive behavior change. Schools, community organizations, and media can play a vital role in spreading awareness and encouraging participation in waste management programs.<text:line-break/><text:line-break/>**9. Enhancing Capacity Building and Training**<text:line-break/>Building the capacity of waste management professionals through training and skill development programs can improve the efficiency of waste management operations. Training programs should cover best practices in waste collection, segregation, recycling, and treatment. Providing technical and managerial training to municipal staff, informal sector workers, and waste management companies can enhance their capabilities and performance.<text:line-break/><text:line-break/>**10. Implementing Incentive-Based Programs**<text:line-break/>Introducing incentive-based programs can motivate individuals and businesses to adopt sustainable waste management practices. Incentives such as tax rebates, subsidies, and rewards for recycling and waste reduction can encourage participation. Implementing pay-as-you-throw (PAYT) schemes, where users are charged based on the amount of waste they generate, can also promote waste reduction and segregation.<text:line-break/><text:line-break/>By implementing these suggestions, India can develop a more effective and sustainable waste management system. Addressing the current challenges and promoting innovative and inclusive solutions will be essential for ensuring a cleaner, healthier, and more sustainable future.</text:span></text:p>
      <text:p text:style-name="P24"><text:span text:style-name="T12"/></text:p>
      <text:p text:style-name="P24"><text:span text:style-name="T12">### Conclusion<text:line-break/><text:line-break/>In conclusion, effective waste management in India is crucial for promoting public health, protecting the environment, and ensuring </text:span><text:soft-page-break/><text:span text:style-name="T12">sustainable development. The country faces significant challenges, including rapid urbanization, inadequate infrastructure, insufficient public awareness, and limited recycling practices. However, by adopting a comprehensive and multi-pronged approach, these challenges can be addressed effectively.<text:line-break/><text:line-break/>Strengthening waste management infrastructure, promoting waste segregation at the source, enhancing recycling and reuse practices, and integrating waste-to-energy technologies are key steps toward improving the waste management system. Developing comprehensive policies and regulations, encouraging public-private partnerships, and supporting research and innovation are essential for driving sustainable waste management practices.<text:line-break/><text:line-break/>Raising public awareness and engagement, enhancing capacity building and training, and implementing incentive-based programs can further motivate individuals and businesses to adopt sustainable practices. By focusing on the basic principles of refuse, reduce, reuse, and recycle, India can significantly reduce the volume of waste generated and promote resource conservation.<text:line-break/><text:line-break/>Ultimately, addressing the challenges and implementing these suggestions will lead to a cleaner, healthier, and more sustainable future for India. It is a collective responsibility of the government, private sector, and citizens to work together to achieve effective waste management and protect the environment for future generati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order="6.01pt double #000000" style:border-line-width="0.028in 0.028in 0.028in"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0T21:20:25.356000000</meta:creation-date>
    <dc:date>2024-06-24T06:03:08.926000000</dc:date>
    <meta:editing-duration>PT1H13M59S</meta:editing-duration>
    <meta:editing-cycles>8</meta:editing-cycles>
    <meta:generator>LibreOffice/24.2.4.2$Windows_X86_64 LibreOffice_project/51a6219feb6075d9a4c46691dcfe0cd9c4fff3c2</meta:generator>
    <meta:document-statistic meta:table-count="0" meta:image-count="0" meta:object-count="0" meta:page-count="34" meta:paragraph-count="146" meta:word-count="7518" meta:character-count="56610" meta:non-whitespace-character-count="49180"/>
  </office:meta>
</office:document-meta>
</file>